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1c1c1c" draw:marker-start-width="0.321cm" draw:marker-end-width="0.321cm" draw:fill-color="#ff972f" draw:textarea-horizontal-align="justify" draw:textarea-vertical-align="middle" draw:auto-grow-height="false" fo:min-height="1.147cm" fo:min-width="5.342cm" fo:padding-top="0.165cm" fo:padding-bottom="0.165cm" fo:padding-left="0.29cm" fo:padding-right="0.29cm"/>
      <style:paragraph-properties style:writing-mode="lr-tb"/>
    </style:style>
    <style:style style:name="gr2" style:family="graphic" style:parent-style-name="standard">
      <style:graphic-properties svg:stroke-width="0.081cm" svg:stroke-color="#1c1c1c" draw:marker-start-width="0.321cm" draw:marker-end-width="0.321cm" draw:fill-color="#ff972f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81cm" svg:stroke-color="#1c1c1c" draw:marker-start-width="0.321cm" draw:marker-end-width="0.321cm" draw:fill="solid" draw:fill-color="#dddddd" draw:textarea-horizontal-align="justify" draw:textarea-vertical-align="middle" draw:auto-grow-height="false" fo:min-height="1.008cm" fo:min-width="1.207cm" fo:padding-top="0.165cm" fo:padding-bottom="0.165cm" fo:padding-left="0.29cm" fo:padding-right="0.29cm"/>
      <style:paragraph-properties style:writing-mode="lr-tb"/>
    </style:style>
    <style:style style:name="gr4" style:family="graphic" style:parent-style-name="objectwithoutfill">
      <style:graphic-properties svg:stroke-width="0.081cm" svg:stroke-color="#1c1c1c" draw:marker-start-width="0.321cm" draw:marker-end="Arrowheads_20_1" draw:marker-end-width="0.421cm" draw:fill="none" draw:fill-color="#729fcf" draw:textarea-vertical-align="middle" fo:padding-top="0.165cm" fo:padding-bottom="0.165cm" fo:padding-left="0.29cm" fo:padding-right="0.29cm"/>
    </style:style>
    <style:style style:name="gr5" style:family="graphic" style:parent-style-name="objectwithoutfill">
      <style:graphic-properties svg:stroke-width="0.081cm" svg:stroke-color="#1c1c1c" draw:marker-start-width="0.321cm" draw:marker-end="Arrowheads_20_2" draw:marker-end-width="0.421cm" draw:fill="none" draw:fill-color="#729fcf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1c1c1c" draw:marker-start-width="0.321cm" draw:marker-end="Arrowheads_20_3" draw:marker-end-width="0.421cm" draw:fill="none" draw:fill-color="#729fcf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1c1c1c" draw:marker-start-width="0.321cm" draw:marker-end="Arrowheads_20_4" draw:marker-end-width="0.421cm" draw:fill="none" draw:fill-color="#729fcf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1c1c1c" draw:marker-start-width="0.321cm" draw:marker-end="Arrowheads_20_5" draw:marker-end-width="0.421cm" draw:fill="none" draw:fill-color="#729fcf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81cm" svg:stroke-color="#1c1c1c" draw:marker-start-width="0.321cm" draw:marker-end="Arrowheads_20_6" draw:marker-end-width="0.421cm" draw:fill="none" draw:fill-color="#729fcf" draw:textarea-vertical-align="middl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1c1c1c" draw:marker-start-width="0.321cm" draw:marker-end="Arrowheads_20_7" draw:marker-end-width="0.421cm" draw:fill="none" draw:fill-color="#729fcf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width="0.081cm" svg:stroke-color="#1c1c1c" draw:marker-start-width="0.321cm" draw:marker-end-width="0.321cm" draw:fill="none" draw:fill-color="#729fc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>
      <style:graphic-properties svg:stroke-width="0.081cm" svg:stroke-color="#1c1c1c" draw:marker-start-width="0.321cm" draw:marker-end-width="0.321cm" draw:fill-color="#dddddd" draw:textarea-horizontal-align="justify" draw:textarea-vertical-align="top" draw:auto-grow-height="false" fo:min-height="3.433cm" fo:min-width="17.439cm" fo:padding-top="0.165cm" fo:padding-bottom="0.165cm" fo:padding-left="0.29cm" fo:padding-right="0.29cm"/>
      <style:paragraph-properties style:writing-mode="lr-tb"/>
    </style:style>
    <style:style style:name="gr13" style:family="graphic" style:parent-style-name="standard">
      <style:graphic-properties svg:stroke-width="0.081cm" svg:stroke-color="#1c1c1c" draw:marker-start-width="0.321cm" draw:marker-end-width="0.321cm" draw:fill="solid" draw:fill-color="#ffffff" draw:textarea-horizontal-align="justify" draw:textarea-vertical-align="middle" draw:auto-grow-height="false" fo:min-height="1.528cm" fo:min-width="4.072cm" fo:padding-top="0.165cm" fo:padding-bottom="0.165cm" fo:padding-left="0.29cm" fo:padding-right="0.29cm"/>
      <style:paragraph-properties style:writing-mode="lr-tb"/>
    </style:style>
    <style:style style:name="gr14" style:family="graphic" style:parent-style-name="objectwithoutfill">
      <style:graphic-properties svg:stroke-width="0.081cm" svg:stroke-color="#1c1c1c" draw:marker-start-width="0.321cm" draw:marker-end="Arrowheads_20_8" draw:marker-end-width="0.421cm" draw:fill="none" draw:textarea-vertical-align="middle" fo:padding-top="0.165cm" fo:padding-bottom="0.165cm" fo:padding-left="0.29cm" fo:padding-right="0.29cm"/>
    </style:style>
    <style:style style:name="gr15" style:family="graphic" style:parent-style-name="objectwithoutfill">
      <style:graphic-properties svg:stroke-width="0.081cm" svg:stroke-color="#1c1c1c" draw:marker-start-width="0.321cm" draw:marker-end="Arrowheads_20_9" draw:marker-end-width="0.421cm" draw:fill="none" draw:textarea-vertical-align="middle" fo:padding-top="0.165cm" fo:padding-bottom="0.165cm" fo:padding-left="0.29cm" fo:padding-right="0.29cm"/>
    </style:style>
    <style:style style:name="gr16" style:family="graphic" style:parent-style-name="standard">
      <style:graphic-properties svg:stroke-width="0.081cm" svg:stroke-color="#1c1c1c" draw:marker-start-width="0.321cm" draw:marker-end-width="0.321cm" draw:fill-color="#dddddd" draw:textarea-horizontal-align="justify" draw:textarea-vertical-align="top" draw:auto-grow-height="false" fo:min-height="3.353cm" fo:min-width="17.359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>
      <style:graphic-properties svg:stroke-width="0.081cm" svg:stroke-color="#1c1c1c" draw:marker-start-width="0.321cm" draw:marker-end-width="0.321cm" draw:fill="solid" draw:fill-color="#ffffff" draw:textarea-horizontal-align="justify" draw:textarea-vertical-align="middle" draw:auto-grow-height="false" fo:min-height="1.448cm" fo:min-width="3.992cm" fo:padding-top="0.165cm" fo:padding-bottom="0.165cm" fo:padding-left="0.29cm" fo:padding-right="0.29cm"/>
      <style:paragraph-properties style:writing-mode="lr-tb"/>
    </style:style>
    <style:style style:name="gr18" style:family="graphic" style:parent-style-name="objectwithoutfill">
      <style:graphic-properties svg:stroke-width="0.081cm" svg:stroke-color="#1c1c1c" draw:marker-start-width="0.321cm" draw:marker-end="Arrowheads_20_10" draw:marker-end-width="0.421cm" draw:fill="none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svg:stroke-width="0.081cm" svg:stroke-color="#1c1c1c" draw:marker-start-width="0.321cm" draw:marker-end-width="0.321cm" draw:fill-color="#dddddd" draw:textarea-horizontal-align="justify" draw:textarea-vertical-align="top" draw:auto-grow-height="false" fo:min-height="4.91cm" fo:min-width="28.046cm" fo:padding-top="0.165cm" fo:padding-bottom="0.165cm" fo:padding-left="0.29cm" fo:padding-right="0.29cm"/>
      <style:paragraph-properties style:writing-mode="lr-tb"/>
    </style:style>
    <style:style style:name="gr20" style:family="graphic" style:parent-style-name="standard">
      <style:graphic-properties svg:stroke-width="0.081cm" svg:stroke-color="#1c1c1c" draw:marker-start-width="0.321cm" draw:marker-end-width="0.321cm" draw:fill="solid" draw:fill-color="#ffffff" draw:textarea-horizontal-align="justify" draw:textarea-vertical-align="middle" draw:auto-grow-height="false" fo:min-height="2.185cm" fo:min-width="5.376cm" fo:padding-top="0.165cm" fo:padding-bottom="0.165cm" fo:padding-left="0.29cm" fo:padding-right="0.29cm"/>
      <style:paragraph-properties style:writing-mode="lr-tb"/>
    </style:style>
    <style:style style:name="gr21" style:family="graphic" style:parent-style-name="standard">
      <style:graphic-properties svg:stroke-width="0.081cm" svg:stroke-color="#1c1c1c" draw:marker-start-width="0.321cm" draw:marker-end-width="0.321cm" draw:fill="solid" draw:fill-color="#ffffff" draw:textarea-horizontal-align="justify" draw:textarea-vertical-align="middle" draw:auto-grow-height="false" fo:min-height="2.185cm" fo:min-width="3.911cm" fo:padding-top="0.165cm" fo:padding-bottom="0.165cm" fo:padding-left="0.29cm" fo:padding-right="0.29cm"/>
      <style:paragraph-properties style:writing-mode="lr-tb"/>
    </style:style>
    <style:style style:name="gr22" style:family="graphic" style:parent-style-name="objectwithoutfill">
      <style:graphic-properties svg:stroke-width="0.081cm" svg:stroke-color="#1c1c1c" draw:marker-start-width="0.321cm" draw:marker-end="Arrowheads_20_11" draw:marker-end-width="0.421cm" draw:fill="none" draw:textarea-vertical-align="middle" fo:padding-top="0.165cm" fo:padding-bottom="0.165cm" fo:padding-left="0.29cm" fo:padding-right="0.29cm"/>
    </style:style>
    <style:style style:name="gr23" style:family="graphic" style:parent-style-name="objectwithoutfill">
      <style:graphic-properties svg:stroke-width="0.081cm" svg:stroke-color="#1c1c1c" draw:marker-start-width="0.321cm" draw:marker-end="Arrowheads_20_12" draw:marker-end-width="0.421cm" draw:fill="none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81cm" svg:stroke-color="#1c1c1c" draw:marker-start-width="0.321cm" draw:marker-end="Arrowheads_20_13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standard">
      <style:graphic-properties svg:stroke-width="0.081cm" svg:stroke-color="#1c1c1c" draw:marker-start-width="0.321cm" draw:marker-end-width="0.321cm" draw:fill-color="#dddddd" draw:textarea-horizontal-align="justify" draw:textarea-vertical-align="middle" draw:auto-grow-height="false" fo:min-height="2.355cm" fo:min-width="2.105cm" fo:padding-top="0.165cm" fo:padding-bottom="0.165cm" fo:padding-left="0.29cm" fo:padding-right="0.29cm"/>
      <style:paragraph-properties style:writing-mode="lr-tb"/>
    </style:style>
    <style:style style:name="gr26" style:family="graphic" style:parent-style-name="objectwithoutfill">
      <style:graphic-properties svg:stroke-width="0.081cm" svg:stroke-color="#1c1c1c" draw:marker-start-width="0.321cm" draw:marker-end="Arrowheads_20_14" draw:marker-end-width="0.421cm" draw:fill="none" draw:textarea-vertical-align="middle" fo:padding-top="0.165cm" fo:padding-bottom="0.165cm" fo:padding-left="0.29cm" fo:padding-right="0.29cm"/>
    </style:style>
    <style:style style:name="gr27" style:family="graphic" style:parent-style-name="objectwithoutfill">
      <style:graphic-properties svg:stroke-width="0.081cm" svg:stroke-color="#1c1c1c" draw:marker-start-width="0.321cm" draw:marker-end="Arrowheads_20_15" draw:marker-end-width="0.421cm" draw:fill="none" draw:textarea-vertical-align="middle" fo:padding-top="0.165cm" fo:padding-bottom="0.165cm" fo:padding-left="0.29cm" fo:padding-right="0.29cm"/>
    </style:style>
    <style:style style:name="gr28" style:family="graphic" style:parent-style-name="objectwithoutfill">
      <style:graphic-properties svg:stroke-width="0.081cm" svg:stroke-color="#1c1c1c" draw:marker-start-width="0.321cm" draw:marker-end="Arrowheads_20_16" draw:marker-end-width="0.421cm" draw:fill="none" draw:textarea-vertical-align="middle" fo:padding-top="0.165cm" fo:padding-bottom="0.165cm" fo:padding-left="0.29cm" fo:padding-right="0.29cm"/>
    </style:style>
    <style:style style:name="gr29" style:family="graphic" style:parent-style-name="objectwithoutfill">
      <style:graphic-properties svg:stroke-width="0.081cm" svg:stroke-color="#1c1c1c" draw:marker-start-width="0.321cm" draw:marker-end="Arrowheads_20_17" draw:marker-end-width="0.421cm" draw:fill="none" draw:textarea-vertical-align="middle" fo:padding-top="0.165cm" fo:padding-bottom="0.165cm" fo:padding-left="0.29cm" fo:padding-right="0.29cm"/>
    </style:style>
    <style:style style:name="gr30" style:family="graphic" style:parent-style-name="objectwithoutfill">
      <style:graphic-properties svg:stroke-width="0.081cm" svg:stroke-color="#1c1c1c" draw:marker-start-width="0.321cm" draw:marker-end="Arrowheads_20_18" draw:marker-end-width="0.421cm" draw:fill="none" draw:textarea-vertical-align="middle" fo:padding-top="0.165cm" fo:padding-bottom="0.165cm" fo:padding-left="0.29cm" fo:padding-right="0.29cm"/>
    </style:style>
    <style:style style:name="gr31" style:family="graphic" style:parent-style-name="objectwithoutfill">
      <style:graphic-properties svg:stroke-width="0.081cm" svg:stroke-color="#1c1c1c" draw:marker-start-width="0.321cm" draw:marker-end="Arrowheads_20_19" draw:marker-end-width="0.421cm" draw:fill="none" draw:textarea-vertical-align="middle" fo:padding-top="0.165cm" fo:padding-bottom="0.165cm" fo:padding-left="0.29cm" fo:padding-right="0.29cm"/>
    </style:style>
    <style:style style:name="gr32" style:family="graphic" style:parent-style-name="objectwithoutfill">
      <style:graphic-properties svg:stroke-width="0.081cm" svg:stroke-color="#1c1c1c" draw:marker-start-width="0.321cm" draw:marker-end="Arrowheads_20_20" draw:marker-end-width="0.421cm" draw:fill="none" draw:textarea-vertical-align="middle" fo:padding-top="0.165cm" fo:padding-bottom="0.165cm" fo:padding-left="0.29cm" fo:padding-right="0.29cm"/>
    </style:style>
    <style:style style:name="gr33" style:family="graphic" style:parent-style-name="objectwithoutfill">
      <style:graphic-properties svg:stroke-width="0.081cm" svg:stroke-color="#1c1c1c" draw:marker-start-width="0.321cm" draw:marker-end="Arrowheads_20_21" draw:marker-end-width="0.421cm" draw:fill="none" draw:textarea-vertical-align="middle" fo:padding-top="0.165cm" fo:padding-bottom="0.165cm" fo:padding-left="0.29cm" fo:padding-right="0.29cm"/>
    </style:style>
    <style:style style:name="gr34" style:family="graphic" style:parent-style-name="objectwithoutfill">
      <style:graphic-properties svg:stroke-width="0.081cm" svg:stroke-color="#1c1c1c" draw:marker-start-width="0.321cm" draw:marker-end="Arrowheads_20_22" draw:marker-end-width="0.421cm" draw:fill="none" draw:textarea-vertical-align="middle" fo:padding-top="0.165cm" fo:padding-bottom="0.165cm" fo:padding-left="0.29cm" fo:padding-right="0.29cm"/>
    </style:style>
    <style:style style:name="gr35" style:family="graphic" style:parent-style-name="objectwithoutfill">
      <style:graphic-properties svg:stroke-width="0.081cm" svg:stroke-color="#1c1c1c" draw:marker-start-width="0.321cm" draw:marker-end="Arrowheads_20_23" draw:marker-end-width="0.421cm" draw:fill="none" draw:textarea-vertical-align="middle" fo:padding-top="0.165cm" fo:padding-bottom="0.165cm" fo:padding-left="0.29cm" fo:padding-right="0.29cm"/>
    </style:style>
    <style:style style:name="gr36" style:family="graphic" style:parent-style-name="objectwithoutfill">
      <style:graphic-properties svg:stroke-width="0.081cm" svg:stroke-color="#1c1c1c" draw:marker-start-width="0.321cm" draw:marker-end="Arrowheads_20_25" draw:marker-end-width="0.421cm" draw:fill="none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  <style:text-properties style:font-name="Roboto" fo:font-size="16pt"/>
    </style:style>
    <style:style style:name="P2" style:family="paragraph">
      <loext:graphic-properties draw:fill-color="#ff972f"/>
      <style:paragraph-properties fo:text-align="center"/>
      <style:text-properties style:font-name="Roboto" fo:font-size="16pt"/>
    </style:style>
    <style:style style:name="P3" style:family="paragraph">
      <loext:graphic-properties draw:fill-color="#ff972f"/>
      <style:paragraph-properties fo:text-align="center"/>
    </style:style>
    <style:style style:name="P4" style:family="paragraph">
      <loext:graphic-properties draw:fill="solid" draw:fill-color="#dddddd"/>
      <style:paragraph-properties fo:text-align="center"/>
      <style:text-properties style:font-name="Roboto" fo:font-size="16pt"/>
    </style:style>
    <style:style style:name="P5" style:family="paragraph">
      <loext:graphic-properties draw:fill="none" draw:fill-color="#729fcf"/>
      <style:paragraph-properties fo:text-align="center"/>
      <style:text-properties style:font-name="Roboto" fo:font-size="16pt"/>
    </style:style>
    <style:style style:name="P6" style:family="paragraph">
      <style:text-properties style:font-name="Roboto" fo:font-size="16pt" fo:font-weight="bold"/>
    </style:style>
    <style:style style:name="P7" style:family="paragraph">
      <loext:graphic-properties draw:fill="none" draw:fill-color="#729fcf"/>
      <style:text-properties style:font-name="Roboto" fo:font-size="16pt" fo:font-weight="bold"/>
    </style:style>
    <style:style style:name="P8" style:family="paragraph">
      <style:paragraph-properties fo:text-align="center"/>
      <style:text-properties style:font-name="Roboto" fo:font-size="18pt" style:font-size-asian="16pt" style:font-size-complex="16pt"/>
    </style:style>
    <style:style style:name="P9" style:family="paragraph">
      <loext:graphic-properties draw:fill-color="#dddddd"/>
      <style:paragraph-properties fo:text-align="center"/>
      <style:text-properties style:font-name="Roboto" fo:font-size="18pt" fo:font-weight="bold" style:font-size-asian="16pt" style:font-weight-asian="bold" style:font-size-complex="16pt" style:font-weight-complex="bold"/>
    </style:style>
    <style:style style:name="P10" style:family="paragraph">
      <style:paragraph-properties fo:text-align="center"/>
      <style:text-properties style:font-name="Roboto" fo:font-size="16pt" fo:font-weight="normal" style:font-size-asian="16pt" style:font-size-complex="16pt"/>
    </style:style>
    <style:style style:name="P11" style:family="paragraph">
      <loext:graphic-properties draw:fill="solid" draw:fill-color="#ffffff"/>
      <style:paragraph-properties fo:text-align="center"/>
      <style:text-properties style:font-name="Roboto" fo:font-size="16pt" fo:font-weight="normal" style:font-size-asian="16pt" style:font-weight-asian="bold" style:font-size-complex="16pt" style:font-weight-complex="bold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center"/>
      <style:text-properties style:font-name="Roboto" fo:font-size="18pt" fo:font-weight="bold"/>
    </style:style>
    <style:style style:name="P14" style:family="paragraph">
      <loext:graphic-properties draw:fill-color="#dddddd"/>
      <style:paragraph-properties fo:text-align="center"/>
      <style:text-properties style:font-name="Roboto" fo:font-size="18pt" fo:font-weight="bold"/>
    </style:style>
    <style:style style:name="P15" style:family="paragraph">
      <loext:graphic-properties draw:fill="none"/>
      <style:paragraph-properties fo:text-align="center"/>
      <style:text-properties style:font-name="Roboto" fo:font-size="18pt" fo:font-weight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.842cm" svg:height="1.397cm" svg:x="0.873cm" svg:y="6.715cm">
          <text:p text:style-name="P1">SCM Functionalities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5.842cm" svg:height="1.397cm" svg:x="8.873cm" svg:y="6.715cm">
          <text:p text:style-name="P1">Tool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5.842cm" svg:height="1.397cm" svg:x="8.873cm" svg:y="2.315cm">
          <text:p text:style-name="P1">Product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5.842cm" svg:height="1.397cm" svg:x="8.873cm" svg:y="11.115cm">
          <text:p text:style-name="P1">Process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5.842cm" svg:height="1.397cm" svg:x="16.873cm" svg:y="2.315cm">
          <text:p text:style-name="P1">Version control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5.842cm" svg:height="1.397cm" svg:x="16.873cm" svg:y="0.715cm">
          <text:p text:style-name="P1">Identification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5.842cm" svg:height="1.397cm" svg:x="16.873cm" svg:y="3.915cm">
          <text:p text:style-name="P1">System models and<text:line-break/>selection</text:p>
          <draw:enhanced-geometry svg:viewBox="0 0 21600 21600" draw:type="rectangle" draw:enhanced-path="M 0 0 L 21600 0 21600 21600 0 21600 0 0 Z N"/>
        </draw:custom-shape>
        <draw:custom-shape draw:style-name="gr1" draw:text-style-name="P2" xml:id="id8" draw:id="id8" draw:layer="layout" svg:width="5.842cm" svg:height="1.397cm" svg:x="16.873cm" svg:y="5.915cm">
          <text:p text:style-name="P1">Workspace control</text:p>
          <draw:enhanced-geometry svg:viewBox="0 0 21600 21600" draw:type="rectangle" draw:enhanced-path="M 0 0 L 21600 0 21600 21600 0 21600 0 0 Z N"/>
        </draw:custom-shape>
        <draw:custom-shape draw:style-name="gr1" draw:text-style-name="P2" xml:id="id9" draw:id="id9" draw:layer="layout" svg:width="5.842cm" svg:height="1.397cm" svg:x="16.873cm" svg:y="7.515cm">
          <text:p text:style-name="P1">Building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5.842cm" svg:height="1.397cm" svg:x="16.873cm" svg:y="11.115cm">
          <text:p text:style-name="P1">Status accounting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5.842cm" svg:height="1.397cm" svg:x="16.873cm" svg:y="9.515cm">
          <text:p text:style-name="P1">Change management</text:p>
          <draw:enhanced-geometry svg:viewBox="0 0 21600 21600" draw:type="rectangle" draw:enhanced-path="M 0 0 L 21600 0 21600 21600 0 21600 0 0 Z N"/>
        </draw:custom-shape>
        <draw:custom-shape draw:style-name="gr1" draw:text-style-name="P2" xml:id="id7" draw:id="id7" draw:layer="layout" svg:width="5.842cm" svg:height="1.397cm" svg:x="16.873cm" svg:y="12.715cm">
          <text:p text:style-name="P1">Auditing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6.715cm" svg:y1="7.413cm" svg:x2="8.873cm" svg:y2="7.413cm" draw:start-shape="id1" draw:start-glue-point="1" draw:end-shape="id2" draw:end-glue-point="3" svg:d="M6715 7413h2158" svg:viewBox="0 0 2159 1">
          <text:p/>
        </draw:connector>
        <draw:connector draw:style-name="gr2" draw:text-style-name="P3" draw:layer="layout" svg:x1="6.715cm" svg:y1="7.413cm" svg:x2="8.873cm" svg:y2="3.013cm" draw:start-shape="id1" draw:start-glue-point="1" draw:end-shape="id3" draw:end-glue-point="3" svg:d="M6715 7413h1079v-4400h1079" svg:viewBox="0 0 2159 4401">
          <text:p/>
        </draw:connector>
        <draw:connector draw:style-name="gr2" draw:text-style-name="P3" draw:layer="layout" svg:x1="6.715cm" svg:y1="7.413cm" svg:x2="8.873cm" svg:y2="11.813cm" draw:start-shape="id1" draw:end-shape="id4" draw:end-glue-point="3" svg:d="M6715 7413h1079v4400h1079" svg:viewBox="0 0 2159 4401">
          <text:p/>
        </draw:connector>
        <draw:connector draw:style-name="gr2" draw:text-style-name="P3" draw:layer="layout" svg:x1="14.715cm" svg:y1="11.813cm" svg:x2="16.873cm" svg:y2="10.213cm" draw:start-shape="id4" draw:start-glue-point="1" draw:end-shape="id5" draw:end-glue-point="3" svg:d="M14715 11813h1079v-1600h1079" svg:viewBox="0 0 2159 1601">
          <text:p/>
        </draw:connector>
        <draw:connector draw:style-name="gr2" draw:text-style-name="P3" draw:layer="layout" svg:x1="14.715cm" svg:y1="11.813cm" svg:x2="16.873cm" svg:y2="11.813cm" draw:start-shape="id4" draw:end-shape="id6" draw:end-glue-point="3" svg:d="M14715 11813h2158" svg:viewBox="0 0 2159 1">
          <text:p/>
        </draw:connector>
        <draw:connector draw:style-name="gr2" draw:text-style-name="P3" draw:layer="layout" svg:x1="14.715cm" svg:y1="11.813cm" svg:x2="16.873cm" svg:y2="13.413cm" draw:start-shape="id4" draw:end-shape="id7" draw:end-glue-point="3" svg:d="M14715 11813h1079v1600h1079" svg:viewBox="0 0 2159 1601">
          <text:p/>
        </draw:connector>
        <draw:connector draw:style-name="gr2" draw:text-style-name="P3" draw:layer="layout" svg:x1="14.715cm" svg:y1="7.413cm" svg:x2="16.873cm" svg:y2="6.613cm" draw:start-shape="id2" draw:start-glue-point="1" draw:end-shape="id8" svg:d="M14715 7413h1079v-800h1079" svg:viewBox="0 0 2159 801">
          <text:p/>
        </draw:connector>
        <draw:connector draw:style-name="gr2" draw:text-style-name="P3" draw:layer="layout" svg:x1="14.715cm" svg:y1="7.413cm" svg:x2="16.873cm" svg:y2="8.213cm" draw:start-shape="id2" draw:start-glue-point="1" draw:end-shape="id9" svg:d="M14715 7413h1079v800h1079" svg:viewBox="0 0 2159 801">
          <text:p/>
        </draw:connector>
        <draw:connector draw:style-name="gr2" draw:text-style-name="P3" draw:layer="layout" svg:x1="14.715cm" svg:y1="3.013cm" svg:x2="16.873cm" svg:y2="1.413cm" draw:start-shape="id3" draw:start-glue-point="1" draw:end-shape="id10" draw:end-glue-point="3" svg:d="M14715 3013h1079v-1600h1079" svg:viewBox="0 0 2159 1601">
          <text:p/>
        </draw:connector>
        <draw:connector draw:style-name="gr2" draw:text-style-name="P3" draw:layer="layout" svg:x1="14.715cm" svg:y1="3.013cm" svg:x2="16.873cm" svg:y2="3.013cm" draw:start-shape="id3" draw:start-glue-point="1" draw:end-shape="id11" draw:end-glue-point="3" svg:d="M14715 3013h2158" svg:viewBox="0 0 2159 1">
          <text:p/>
        </draw:connector>
        <draw:connector draw:style-name="gr2" draw:text-style-name="P3" draw:layer="layout" svg:x1="14.715cm" svg:y1="3.013cm" svg:x2="16.873cm" svg:y2="4.613cm" draw:start-shape="id3" draw:start-glue-point="1" draw:end-shape="id12" draw:end-glue-point="3" svg:d="M14715 3013h1079v1600h1079" svg:viewBox="0 0 2159 1601">
          <text:p/>
        </draw:connector>
        <draw:custom-shape draw:style-name="gr3" draw:text-style-name="P4" xml:id="id13" draw:id="id13" draw:layer="layout" svg:width="2.413cm" svg:height="1.778cm" svg:x="2.016cm" svg:y="18.018cm">
          <text:p text:style-name="P1">1.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4" draw:id="id14" draw:layer="layout" svg:width="2.413cm" svg:height="1.778cm" svg:x="6.016cm" svg:y="18.019cm">
          <text:p text:style-name="P1">1.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5" draw:id="id15" draw:layer="layout" svg:width="2.413cm" svg:height="1.778cm" svg:x="10.016cm" svg:y="18.02cm">
          <text:p text:style-name="P1">1.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7" draw:id="id17" draw:layer="layout" svg:width="2.413cm" svg:height="1.778cm" svg:x="10.016cm" svg:y="21.021cm">
          <text:p text:style-name="P1">1.2.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8" draw:id="id18" draw:layer="layout" svg:width="2.413cm" svg:height="1.778cm" svg:x="14.016cm" svg:y="21.022cm">
          <text:p text:style-name="P1">1.2.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9" draw:id="id19" draw:layer="layout" svg:width="2.413cm" svg:height="1.778cm" svg:x="18.016cm" svg:y="21.023cm">
          <text:p text:style-name="P1">1.2.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6" draw:id="id16" draw:layer="layout" svg:width="2.413cm" svg:height="1.778cm" svg:x="18.016cm" svg:y="18.024cm">
          <text:p text:style-name="P1">1.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4.429cm" svg:y1="18.907cm" svg:x2="6.016cm" svg:y2="18.908cm" draw:start-shape="id13" draw:start-glue-point="10" draw:end-shape="id14" draw:end-glue-point="6" svg:d="M4429 18907l1587 1" svg:viewBox="0 0 1588 2">
          <text:p/>
        </draw:connector>
        <draw:connector draw:style-name="gr5" draw:text-style-name="P5" draw:layer="layout" draw:type="line" svg:x1="8.429cm" svg:y1="18.908cm" svg:x2="10.016cm" svg:y2="18.909cm" draw:start-shape="id14" draw:start-glue-point="10" draw:end-shape="id15" draw:end-glue-point="6" svg:d="M8429 18908l1587 1" svg:viewBox="0 0 1588 2">
          <text:p/>
        </draw:connector>
        <draw:connector draw:style-name="gr6" draw:text-style-name="P5" draw:layer="layout" draw:type="line" svg:x1="12.429cm" svg:y1="18.909cm" svg:x2="18.016cm" svg:y2="18.913cm" draw:start-shape="id15" draw:start-glue-point="10" draw:end-shape="id16" draw:end-glue-point="6" svg:d="M12429 18909l5587 4" svg:viewBox="0 0 5588 5">
          <text:p/>
        </draw:connector>
        <draw:connector draw:style-name="gr7" draw:text-style-name="P5" draw:layer="layout" draw:type="line" svg:x1="8.076cm" svg:y1="19.537cm" svg:x2="10.369cm" svg:y2="21.281cm" draw:start-shape="id14" draw:start-glue-point="9" draw:end-shape="id17" draw:end-glue-point="5" svg:d="M8076 19537l2293 1744" svg:viewBox="0 0 2294 1745">
          <text:p/>
        </draw:connector>
        <draw:connector draw:style-name="gr8" draw:text-style-name="P5" draw:layer="layout" draw:type="line" svg:x1="12.429cm" svg:y1="21.91cm" svg:x2="14.016cm" svg:y2="21.911cm" draw:start-shape="id17" draw:start-glue-point="10" draw:end-shape="id18" draw:end-glue-point="6" svg:d="M12429 21910l1587 1" svg:viewBox="0 0 1588 2">
          <text:p/>
        </draw:connector>
        <draw:connector draw:style-name="gr9" draw:text-style-name="P5" draw:layer="layout" draw:type="line" svg:x1="16.076cm" svg:y1="21.282cm" svg:x2="18.369cm" svg:y2="19.542cm" draw:start-shape="id18" draw:start-glue-point="11" draw:end-shape="id16" draw:end-glue-point="7" svg:d="M16076 21282l2293-1740" svg:viewBox="0 0 2294 1741">
          <text:p/>
        </draw:connector>
        <draw:connector draw:style-name="gr10" draw:text-style-name="P5" draw:layer="layout" draw:type="line" svg:x1="16.429cm" svg:y1="21.911cm" svg:x2="18.016cm" svg:y2="21.912cm" draw:start-shape="id18" draw:start-glue-point="10" draw:end-shape="id19" draw:end-glue-point="6" svg:d="M16429 21911l1587 1" svg:viewBox="0 0 1588 2">
          <text:p/>
        </draw:connector>
        <draw:frame draw:style-name="gr11" draw:text-style-name="P7" draw:layer="layout" svg:width="1.751cm" svg:height="0.907cm" svg:x="8.22cm" svg:y="17.664cm">
          <draw:text-box>
            <text:p text:style-name="P6">main</text:p>
          </draw:text-box>
        </draw:frame>
        <draw:frame draw:style-name="gr11" draw:text-style-name="P7" draw:layer="layout" svg:width="2.238cm" svg:height="0.907cm" svg:x="9.82cm" svg:y="19.964cm">
          <draw:text-box>
            <text:p text:style-name="P6">branch</text:p>
          </draw:text-box>
        </draw:frame>
        <draw:frame draw:style-name="gr11" draw:text-style-name="P7" draw:layer="layout" svg:width="2.119cm" svg:height="0.907cm" svg:x="14.421cm" svg:y="19.964cm">
          <draw:text-box>
            <text:p text:style-name="P6">merge</text:p>
          </draw:text-box>
        </draw:frame>
      </draw:page>
      <draw:page draw:name="page2" draw:style-name="dp1" draw:master-page-name="Default">
        <draw:custom-shape draw:style-name="gr12" draw:text-style-name="P9" xml:id="id26" draw:id="id26" draw:layer="layout" svg:width="17.939cm" svg:height="3.683cm" svg:x="1.651cm" svg:y="1.572cm">
          <text:p text:style-name="P8"><text:span text:style-name="T1">Pla</text:span><text:span text:style-name="T1">n </text:span><text:span text:style-name="T1">SC</text:span><text:span text:style-name="T1">M </text:span><text:span text:style-name="T1">Pro</text:span><text:span text:style-name="T1">gra</text:span><text:span text:style-name="T1">m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0" draw:id="id20" draw:layer="layout" svg:width="4.572cm" svg:height="1.778cm" svg:x="2.351cm" svg:y="2.977cm">
          <text:p text:style-name="P10"><text:span text:style-name="T2">Define </text:span><text:span text:style-name="T2">SCM</text:span><text:span text:style-name="T2"><text:line-break/></text:span><text:span text:style-name="T2">Proces</text:span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1" draw:id="id21" draw:layer="layout" svg:width="4.572cm" svg:height="1.778cm" svg:x="8.351cm" svg:y="2.977cm">
          <text:p text:style-name="P10"><text:span text:style-name="T2">Iden</text:span><text:span text:style-name="T2">tify</text:span><text:span text:style-name="T2"><text:line-break/></text:span><text:span text:style-name="T2">Stak</text:span><text:span text:style-name="T2">ehol</text:span><text:span text:style-name="T2">ders</text:span></text:p>
          <draw:enhanced-geometry svg:viewBox="0 0 21600 21600" draw:type="rectangle" draw:enhanced-path="M 0 0 L 21600 0 21600 21600 0 21600 0 0 Z N"/>
        </draw:custom-shape>
        <draw:custom-shape draw:style-name="gr13" draw:text-style-name="P11" xml:id="id22" draw:id="id22" draw:layer="layout" svg:width="4.572cm" svg:height="1.778cm" svg:x="14.351cm" svg:y="2.977cm">
          <text:p text:style-name="P10"><text:span text:style-name="T2">Develo</text:span><text:span text:style-name="T2">p/</text:span><text:span text:style-name="T2">Procur</text:span><text:span text:style-name="T2">e</text:span><text:span text:style-name="T2"><text:line-break/></text:span><text:span text:style-name="T2">SCM </text:span><text:span text:style-name="T2">Tools</text:span></text:p>
          <draw:enhanced-geometry svg:viewBox="0 0 21600 21600" draw:type="rectangle" draw:enhanced-path="M 0 0 L 21600 0 21600 21600 0 21600 0 0 Z N"/>
        </draw:custom-shape>
        <draw:connector draw:style-name="gr14" draw:text-style-name="P12" draw:layer="layout" draw:type="line" svg:x1="6.923cm" svg:y1="3.866cm" svg:x2="8.351cm" svg:y2="3.866cm" draw:start-shape="id20" draw:start-glue-point="1" draw:end-shape="id21" draw:end-glue-point="3" svg:d="M6923 3866h1428" svg:viewBox="0 0 1429 1">
          <text:p/>
        </draw:connector>
        <draw:connector draw:style-name="gr15" draw:text-style-name="P12" draw:layer="layout" draw:type="line" svg:x1="12.923cm" svg:y1="3.866cm" svg:x2="14.351cm" svg:y2="3.866cm" draw:start-shape="id21" draw:start-glue-point="1" draw:end-shape="id22" draw:end-glue-point="3" svg:d="M12923 3866h1428" svg:viewBox="0 0 1429 1">
          <text:p/>
        </draw:connector>
        <draw:custom-shape draw:style-name="gr16" draw:text-style-name="P9" xml:id="id27" draw:id="id27" draw:layer="layout" svg:width="17.939cm" svg:height="3.683cm" svg:x="1.651cm" svg:y="6.572cm">
          <text:p text:style-name="P8"><text:span text:style-name="T1">Est</text:span><text:span text:style-name="T1">abli</text:span><text:span text:style-name="T1">sh </text:span><text:span text:style-name="T1">Bas</text:span><text:span text:style-name="T1">elin</text:span><text:span text:style-name="T1">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xml:id="id23" draw:id="id23" draw:layer="layout" svg:width="4.572cm" svg:height="1.778cm" svg:x="2.351cm" svg:y="7.977cm">
          <text:p text:style-name="P10"><text:span text:style-name="T2">Identi</text:span><text:span text:style-name="T2">fy </text:span><text:span text:style-name="T2">items </text:span><text:span text:style-name="T2">to</text:span><text:span text:style-name="T2"><text:line-break/></text:span><text:span text:style-name="T2">Contr</text:span><text:span text:style-name="T2">ol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xml:id="id24" draw:id="id24" draw:layer="layout" svg:width="4.572cm" svg:height="1.778cm" svg:x="8.351cm" svg:y="7.977cm">
          <text:p text:style-name="P10"><text:span text:style-name="T2">Identif</text:span><text:span text:style-name="T2">y</text:span><text:span text:style-name="T2"><text:line-break/></text:span><text:span text:style-name="T2">baseli</text:span><text:span text:style-name="T2">n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1" xml:id="id25" draw:id="id25" draw:layer="layout" svg:width="4.572cm" svg:height="1.778cm" svg:x="14.351cm" svg:y="7.977cm">
          <text:p text:style-name="P10"><text:span text:style-name="T2">Devel</text:span><text:span text:style-name="T2">op </text:span><text:span text:style-name="T2">Sche</text:span><text:span text:style-name="T2">ma</text:span><text:span text:style-name="T2"><text:line-break/></text:span><text:span text:style-name="T2">or </text:span><text:span text:style-name="T2">Identi</text:span><text:span text:style-name="T2">fiers</text:span></text:p>
          <draw:enhanced-geometry svg:viewBox="0 0 21600 21600" draw:type="rectangle" draw:enhanced-path="M 0 0 L 21600 0 21600 21600 0 21600 0 0 Z N"/>
        </draw:custom-shape>
        <draw:connector draw:style-name="gr14" draw:text-style-name="P12" draw:layer="layout" draw:type="line" svg:x1="6.923cm" svg:y1="8.866cm" svg:x2="8.351cm" svg:y2="8.866cm" draw:start-shape="id23" draw:start-glue-point="1" draw:end-shape="id24" draw:end-glue-point="3" svg:d="M6923 8866h1428" svg:viewBox="0 0 1429 1">
          <text:p/>
        </draw:connector>
        <draw:connector draw:style-name="gr15" draw:text-style-name="P12" draw:layer="layout" draw:type="line" svg:x1="12.923cm" svg:y1="8.866cm" svg:x2="14.351cm" svg:y2="8.866cm" draw:start-shape="id24" draw:start-glue-point="1" draw:end-shape="id25" draw:end-glue-point="3" svg:d="M12923 8866h1428" svg:viewBox="0 0 1429 1">
          <text:p/>
        </draw:connector>
        <draw:connector draw:style-name="gr18" draw:text-style-name="P12" draw:layer="layout" draw:type="line" svg:x1="10.62cm" svg:y1="5.255cm" svg:x2="10.62cm" svg:y2="6.572cm" draw:start-shape="id26" draw:start-glue-point="2" draw:end-shape="id27" draw:end-glue-point="0" svg:d="M10620 5255v1317" svg:viewBox="0 0 1 1318">
          <text:p/>
        </draw:connector>
        <draw:custom-shape draw:style-name="gr19" draw:text-style-name="P9" xml:id="id32" draw:id="id32" draw:layer="layout" svg:width="28.626cm" svg:height="5.24cm" svg:x="-3.683cm" svg:y="11.572cm">
          <text:p text:style-name="P8"><text:span text:style-name="T1">Contr</text:span><text:span text:style-name="T1">ol, </text:span><text:span text:style-name="T1">Docu</text:span><text:span text:style-name="T1">ment </text:span><text:span text:style-name="T1">and </text:span><text:span text:style-name="T1">Audit </text:span><text:span text:style-name="T1">Confi</text:span><text:span text:style-name="T1">gurati</text:span><text:span text:style-name="T1">on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xml:id="id28" draw:id="id28" draw:layer="layout" svg:width="5.956cm" svg:height="2.515cm" svg:x="-3.113cm" svg:y="12.74cm">
          <text:p text:style-name="P10"><text:span text:style-name="T2">Evalua</text:span><text:span text:style-name="T2">te </text:span><text:span text:style-name="T2">Propo</text:span><text:span text:style-name="T2">sed</text:span><text:span text:style-name="T2"><text:line-break/></text:span><text:span text:style-name="T2">Chang</text:span><text:span text:style-name="T2">es and </text:span><text:span text:style-name="T2">Appro</text:span><text:span text:style-name="T2">ve/</text:span><text:span text:style-name="T2"><text:line-break/></text:span><text:span text:style-name="T2">Disap</text:span><text:span text:style-name="T2">prove</text:span></text:p>
          <draw:enhanced-geometry svg:viewBox="0 0 21600 21600" draw:type="rectangle" draw:enhanced-path="M 0 0 L 21600 0 21600 21600 0 21600 0 0 Z N"/>
        </draw:custom-shape>
        <draw:custom-shape draw:style-name="gr21" draw:text-style-name="P11" xml:id="id29" draw:id="id29" draw:layer="layout" svg:width="4.491cm" svg:height="2.515cm" svg:x="4.704cm" svg:y="12.74cm">
          <text:p text:style-name="P10"><text:span text:style-name="T2">Track </text:span><text:span text:style-name="T2">Appro</text:span><text:span text:style-name="T2">ved</text:span><text:span text:style-name="T2"><text:line-break/></text:span><text:span text:style-name="T2">Chang</text:span><text:span text:style-name="T2">es to</text:span><text:span text:style-name="T2"><text:line-break/></text:span><text:span text:style-name="T2">Closur</text:span><text:span text:style-name="T2">e</text:span></text:p>
          <draw:enhanced-geometry svg:viewBox="0 0 21600 21600" draw:type="rectangle" draw:enhanced-path="M 0 0 L 21600 0 21600 21600 0 21600 0 0 Z N"/>
        </draw:custom-shape>
        <draw:custom-shape draw:style-name="gr20" draw:text-style-name="P11" xml:id="id30" draw:id="id30" draw:layer="layout" svg:width="5.956cm" svg:height="2.515cm" svg:x="10.921cm" svg:y="12.74cm">
          <text:p text:style-name="P10"><text:span text:style-name="T2">Updat</text:span><text:span text:style-name="T2">e </text:span><text:span text:style-name="T2">Baseli</text:span><text:span text:style-name="T2">nes</text:span><text:span text:style-name="T2"><text:line-break/></text:span><text:span text:style-name="T2">and </text:span><text:span text:style-name="T2">Histor</text:span><text:span text:style-name="T2">y –</text:span><text:span text:style-name="T2"><text:line-break/></text:span><text:span text:style-name="T2">Publis</text:span><text:span text:style-name="T2">h </text:span><text:span text:style-name="T2">Repor</text:span><text:span text:style-name="T2">ts</text:span></text:p>
          <draw:enhanced-geometry svg:viewBox="0 0 21600 21600" draw:type="rectangle" draw:enhanced-path="M 0 0 L 21600 0 21600 21600 0 21600 0 0 Z N"/>
        </draw:custom-shape>
        <draw:connector draw:style-name="gr14" draw:text-style-name="P12" draw:layer="layout" draw:type="line" svg:x1="2.843cm" svg:y1="13.997cm" svg:x2="4.704cm" svg:y2="13.997cm" draw:start-shape="id28" draw:start-glue-point="1" draw:end-shape="id29" draw:end-glue-point="3" svg:d="M2843 13997h1861" svg:viewBox="0 0 1862 1">
          <text:p/>
        </draw:connector>
        <draw:connector draw:style-name="gr15" draw:text-style-name="P12" draw:layer="layout" draw:type="line" svg:x1="9.195cm" svg:y1="13.997cm" svg:x2="10.921cm" svg:y2="13.997cm" draw:start-shape="id29" draw:start-glue-point="1" draw:end-shape="id30" draw:end-glue-point="3" svg:d="M9195 13997h1726" svg:viewBox="0 0 1727 1">
          <text:p/>
        </draw:connector>
        <draw:custom-shape draw:style-name="gr20" draw:text-style-name="P11" xml:id="id31" draw:id="id31" draw:layer="layout" svg:width="5.956cm" svg:height="2.515cm" svg:x="18.421cm" svg:y="12.74cm">
          <text:p text:style-name="P10"><text:span text:style-name="T2">Audit- Compare With</text:span><text:span text:style-name="T2"><text:line-break/></text:span><text:span text:style-name="T2">Documented</text:span><text:span text:style-name="T2"><text:line-break/></text:span><text:span text:style-name="T2">Configuration</text:span></text:p>
          <draw:enhanced-geometry svg:viewBox="0 0 21600 21600" draw:type="rectangle" draw:enhanced-path="M 0 0 L 21600 0 21600 21600 0 21600 0 0 Z N"/>
        </draw:custom-shape>
        <draw:connector draw:style-name="gr22" draw:text-style-name="P12" draw:layer="layout" draw:type="line" svg:x1="16.877cm" svg:y1="13.997cm" svg:x2="18.421cm" svg:y2="13.997cm" draw:start-shape="id30" draw:start-glue-point="1" draw:end-shape="id31" draw:end-glue-point="3" svg:d="M16877 13997h1544" svg:viewBox="0 0 1545 1">
          <text:p/>
        </draw:connector>
        <draw:connector draw:style-name="gr23" draw:text-style-name="P12" draw:layer="layout" draw:type="line" svg:x1="10.62cm" svg:y1="10.255cm" svg:x2="10.63cm" svg:y2="11.572cm" draw:start-shape="id27" draw:start-glue-point="2" draw:end-shape="id32" draw:end-glue-point="0" svg:d="M10620 10255l10 1317" svg:viewBox="0 0 11 1318">
          <text:p/>
        </draw:connector>
        <draw:connector draw:style-name="gr24" draw:text-style-name="P12" draw:layer="layout" draw:line-skew="0.509cm" svg:x1="21.399cm" svg:y1="15.255cm" svg:x2="-0.135cm" svg:y2="15.255cm" draw:start-shape="id31" draw:start-glue-point="2" draw:end-shape="id28" draw:end-glue-point="2" svg:d="M21399 15255v1049h-21534v-1049" svg:viewBox="0 0 21535 1050">
          <text:p/>
        </draw:connector>
      </draw:page>
      <draw:page draw:name="page3" draw:style-name="dp1" draw:master-page-name="Default">
        <draw:custom-shape draw:style-name="gr25" draw:text-style-name="P14" xml:id="id39" draw:id="id39" draw:layer="layout" svg:width="3.683cm" svg:height="3.683cm" svg:x="2.27cm" svg:y="5.953cm">
          <text:p text:style-name="P13">Subm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xml:id="id38" draw:id="id38" draw:layer="layout" svg:width="3.683cm" svg:height="3.683cm" svg:x="7.57cm" svg:y="3.353cm">
          <text:p text:style-name="P13">Revie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xml:id="id37" draw:id="id37" draw:layer="layout" svg:width="3.683cm" svg:height="3.683cm" svg:x="14.37cm" svg:y="3.353cm">
          <text:p text:style-name="P13">Analysi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xml:id="id36" draw:id="id36" draw:layer="layout" svg:width="3.683cm" svg:height="3.683cm" svg:x="17.47cm" svg:y="8.253cm">
          <text:p text:style-name="P13">Comm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xml:id="id40" draw:id="id40" draw:layer="layout" svg:width="3.683cm" svg:height="3.683cm" svg:x="10.37cm" svg:y="8.353cm">
          <text:p text:style-name="P13">Decl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xml:id="id35" draw:id="id35" draw:layer="layout" svg:width="3.683cm" svg:height="3.683cm" svg:x="14.37cm" svg:y="12.953cm">
          <text:p text:style-name="P13">Implemen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xml:id="id33" draw:id="id33" draw:layer="layout" svg:width="3.683cm" svg:height="3.683cm" svg:x="6.97cm" svg:y="13.053cm">
          <text:p text:style-name="P13">Verif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4" xml:id="id34" draw:id="id34" draw:layer="layout" svg:width="3.683cm" svg:height="3.683cm" svg:x="2.27cm" svg:y="10.353cm">
          <text:p text:style-name="P13">Clos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6" draw:text-style-name="P15" draw:layer="layout" draw:type="line" svg:x1="6.97cm" svg:y1="14.894cm" svg:x2="5.414cm" svg:y2="13.497cm" draw:start-shape="id33" draw:start-glue-point="6" draw:end-shape="id34" draw:end-glue-point="9" svg:d="M6970 14894l-1556-1397" svg:viewBox="0 0 1557 1398">
          <text:p/>
        </draw:connector>
        <draw:connector draw:style-name="gr27" draw:text-style-name="P15" draw:layer="layout" draw:type="line" svg:x1="14.37cm" svg:y1="14.794cm" svg:x2="10.653cm" svg:y2="14.894cm" draw:start-shape="id35" draw:start-glue-point="6" draw:end-shape="id33" draw:end-glue-point="10" svg:d="M14370 14794l-3717 100" svg:viewBox="0 0 3718 101">
          <text:p/>
        </draw:connector>
        <draw:connector draw:style-name="gr28" draw:text-style-name="P15" draw:layer="layout" draw:type="line" svg:x1="19.311cm" svg:y1="11.936cm" svg:x2="17.514cm" svg:y2="13.492cm" draw:start-shape="id36" draw:start-glue-point="8" draw:end-shape="id35" draw:end-glue-point="11" svg:d="M19311 11936l-1797 1556" svg:viewBox="0 0 1798 1557">
          <text:p/>
        </draw:connector>
        <draw:connector draw:style-name="gr29" draw:text-style-name="P15" draw:layer="layout" draw:type="line" svg:x1="17.514cm" svg:y1="6.497cm" svg:x2="19.311cm" svg:y2="8.253cm" draw:start-shape="id37" draw:start-glue-point="9" draw:end-shape="id36" draw:end-glue-point="4" svg:d="M17514 6497l1797 1756" svg:viewBox="0 0 1798 1757">
          <text:p/>
        </draw:connector>
        <draw:connector draw:style-name="gr30" draw:text-style-name="P15" draw:layer="layout" draw:type="line" svg:x1="11.253cm" svg:y1="5.194cm" svg:x2="14.37cm" svg:y2="5.194cm" draw:start-shape="id38" draw:start-glue-point="10" draw:end-shape="id37" draw:end-glue-point="6" svg:d="M11253 5194h3117" svg:viewBox="0 0 3118 1">
          <text:p/>
        </draw:connector>
        <draw:connector draw:style-name="gr31" draw:text-style-name="P15" draw:layer="layout" draw:type="line" svg:x1="5.414cm" svg:y1="6.492cm" svg:x2="7.57cm" svg:y2="5.194cm" draw:start-shape="id39" draw:start-glue-point="11" draw:end-shape="id38" draw:end-glue-point="6" svg:d="M5414 6492l2156-1298" svg:viewBox="0 0 2157 1299">
          <text:p/>
        </draw:connector>
        <draw:connector draw:style-name="gr32" draw:text-style-name="P15" draw:layer="layout" draw:type="line" svg:x1="9.411cm" svg:y1="7.036cm" svg:x2="10.909cm" svg:y2="8.892cm" draw:start-shape="id38" draw:start-glue-point="8" draw:end-shape="id40" draw:end-glue-point="5" svg:d="M9411 7036l1498 1856" svg:viewBox="0 0 1499 1857">
          <text:p/>
        </draw:connector>
        <draw:connector draw:style-name="gr33" draw:text-style-name="P15" draw:layer="layout" draw:type="line" svg:x1="10.37cm" svg:y1="10.194cm" svg:x2="5.414cm" svg:y2="9.097cm" draw:start-shape="id40" draw:start-glue-point="6" draw:end-shape="id39" draw:end-glue-point="9" svg:d="M10370 10194l-4956-1097" svg:viewBox="0 0 4957 1098">
          <text:p/>
        </draw:connector>
        <draw:connector draw:style-name="gr34" draw:text-style-name="P15" draw:layer="layout" draw:type="line" svg:x1="10.114cm" svg:y1="13.592cm" svg:x2="10.909cm" svg:y2="11.497cm" draw:start-shape="id33" draw:start-glue-point="11" draw:end-shape="id40" draw:end-glue-point="7" svg:d="M10114 13592l795-2095" svg:viewBox="0 0 796 2096">
          <text:p/>
        </draw:connector>
        <draw:connector draw:style-name="gr35" draw:text-style-name="P15" draw:layer="layout" draw:type="line" svg:x1="14.909cm" svg:y1="13.492cm" svg:x2="13.514cm" svg:y2="11.497cm" draw:start-shape="id35" draw:start-glue-point="5" draw:end-shape="id40" draw:end-glue-point="9" svg:d="M14909 13492l-1395-1995" svg:viewBox="0 0 1396 1996">
          <text:p/>
        </draw:connector>
        <draw:connector draw:style-name="gr36" draw:text-style-name="P15" draw:layer="layout" draw:type="line" svg:x1="14.909cm" svg:y1="6.497cm" svg:x2="13.514cm" svg:y2="8.892cm" draw:start-shape="id37" draw:start-glue-point="7" draw:end-shape="id40" draw:end-glue-point="11" svg:d="M14909 6497l-1395 2395" svg:viewBox="0 0 1396 2396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5" draw:display-name="Arrowheads 25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Isaac Griffith</meta:initial-creator>
    <meta:creation-date>2021-01-17T13:57:18.657115311</meta:creation-date>
    <dc:date>2021-01-17T14:19:59.346835983</dc:date>
    <dc:creator>Isaac Griffith</dc:creator>
    <meta:editing-duration>PT22M40S</meta:editing-duration>
    <meta:editing-cycles>3</meta:editing-cycles>
    <meta:generator>LibreOffice/7.0.3.1$Linux_X86_64 LibreOffice_project/00$Build-1</meta:generator>
    <meta:document-statistic meta:object-count="82"/>
  </office:meta>
</office:document-meta>
</file>